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.decode( String dat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64.decode( char [ ] chars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encode( byte [ ] data , int off , int len , Writer wri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ase64.calcEncodedLength( long data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64.decode( Reader reader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64.encode( InputStream in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64.guessDecodedLength( long enc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64.decode( InputStream in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encode( InputStream in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64.Base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64.decode( char [ ] chars , int off , int len , OutputStream ou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0">
            <text:p text:style-name="Table_20_Contents">50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